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Kangaroo Magic was set the task of creating an interactive story with “Absolutely no text or dialogue ...” with a focus on “art and storytelling, rather than challenge or gameplay”. This is also added to by the client asking for “a complete and realized 'Product' “. These are seen as the key features that are to be implemented within the game. Throughout this essay these points will be addressed.</text:p>
      <text:p text:style-name="Standard"/>
      <text:p text:style-name="Standard"><text:tab/>From this criteria Kangaroo Magic decided upon creating the game Constructs. The story is about an alien who crash lands on a planet in imminent danger from an exploding star near by. The alien constructs a robot to help him in his quest to escape the planet. The story is about the relationship between the two characters and the bond they build while trying to escape this upcoming danger. </text:p>
      <text:p text:style-name="Standard"/>
      <text:p text:style-name="Standard"><text:tab/>The final version of Constructs has attempted to fulfil the request set forward by chunk. It contains a complete narrative from start to finish through the use of cut scenes. There is no text or dialogue to be found within the game, the player is instead guided through natural mappings (Norman D.) and diagrams. Finally the gameplay attempts to feel non-intrusive and natural so as not to derive the players attention from the story. Evidence of this being the small amount of time the player spends using the mechanics within the game. As demonstrated above the game appears to meet all the desired criteria of the brief, but to what extent does it do so? </text:p>
      <text:p text:style-name="Standard"/>
      <text:p text:style-name="Standard"><text:tab/>The first point I would like to address is the completeness of the prototype. While there is a complete narrative from start to finish it is a short experience. Constructs contains a total of 2 puzzles and 5 cut scenes. The cut scenes give a nice spread and good depth to the prototype, however the puzzles let down the prototype somewhat. Both the puzzle are the same in theory, they both involve the player to build something. There is little to no difference in the puzzles other than aesthetics. If more puzzles had been completed the prototype would gain more depth and add a lot more to the experience. One of the reasons that the other puzzle remain uncompleted can perhaps be explained through a large change in the team. This large change affected the prototype drastically and is seen as the root cause for the lack of full completeness of the prototype.</text:p>
      <text:p text:style-name="Standard"/>
      <text:p text:style-name="Standard"><text:tab/>Halfway through the production of Constructs the team lost a engine programmer which put a larger burden on the rest of Kangaroo Magic. This is seen as one of the major causes for the prototype to be lacking in some areas. That is not to say however that the team did not handle the situation well. Thanks to the teams designer taking on a few small programming duties the burden was slightly removed from the shoulders of the remaining programmers. It is deemed that without the designers help the prototype would not be what it is currently. Also kudos must also be given to the team leader for planning around such circumstances. <text:s text:c="2"/></text:p>
      <text:p text:style-name="Standard"/>
      <text:p text:style-name="Standard"><text:tab/>Another reason that the prototype lacks completeness is due to the fact that the final build does not run on the target platform. The team aimed to port the prototype onto the iPad, however the process of attempting this caused the team to discover a flaw within the prototype. The first issue that arose from porting the prototype to the iPad was gaining the permission to do so. These took around one to two weeks due to administrative purposes, this however was not the biggest problem. This issue arose once the prototype was put on the device. When the prototype was run on the device itself it crashed, even though when running in an emulated environment on a PC it would run smoothly. This was due to prototype being to memory heavy and having assets that where far to large and managed poorly within the code. Trying to fix this issue would require the engine programmer to do a complete re haul of the code. This was deemed inappropriate and too time <text:soft-page-break/>consuming so instead, as a team, a decision was made to finish the prototype in the emulator on the PC. This way they could still fulfil the brief specifications and do it on time. This decision appears to have paid off in the end considering the final prototype produced. </text:p>
      <text:p text:style-name="Standard"/>
      <text:p text:style-name="Standard"><text:tab/>During the course of developing Constructs the team had a number of meetings with the client displaying progress and new ideas. For each meeting a presentation was created and a current build of the code would be demonstrated. Taking this approach gave the client a good perspective on the progress of the team and also gave the client a chance to give some input into the project. At the end of each meeting the client would feedback on the current build and new ideas. Most of the feedback appeared to be positive and encouraging. There were occasions however that the client would comment on the prototype or ideas mentioned. For example after one of the mid development meetings the client mentioned that they would like to see more gameplay, or to get a feel for how the game would feel whist you were playing it. In response to this the next group meeting was focused around how to developing the gameplay mechanics and the parallax scrolling. By the next meeting one gameplay mechanic had been been implemented along with the parallax scrolling but in two separate builds. The client further commented on this by stating that they would like to see what it would be like together, while adding that the mechanics developed looked good. Overall the interactions with the client seemed to be generally fairly positive.</text:p>
      <text:p text:style-name="Standard"/>
      <text:p text:style-name="Standard"><text:tab/>During the early phases of developing Constructs we looked for inspiration for media closely related to the brief. One media project that we found was a game by the name of <text:s/>Machinarium. <text:s/>Machinarium is the story of a robot and his quest to save his girlfriend and best friend. A few parallels can be drawn between Constructs and <text:s/>Machinarium such as the idea of friendship, bonds and how touch commands are used to control the gameplay mechanics. Building also being a strong theme in common between the two games. While saying that the games do differ in some areas such as there art styles. In contrast the major difference between the two titles would be the amount of gameplay within each, <text:s/>Machinarium giving much more playability and longevity. </text:p>
      <text:p text:style-name="Standard"/>
      <text:p text:style-name="Standard"><text:tab/>In retrospective it is seen there are a few areas that could do with improvement. The first is the amount of puzzles and gameplay mechanics. The initial intention of the prototype was to have around 4 different gameplay mechanics while the final prototype only has one properly implemented. Much more progress could have been made in this area. The second area is moving the game to the iPad as originally intended, this would require a rework of the way the assets are handled within the game. Doing this would then hopefully improve the loading times as well as currently they are far too long. Lastly is implementing the rest of the art assets that did not make it into the game. </text:p>
      <text:p text:style-name="Standard"/>
      <text:p text:style-name="Standard"><text:tab/>As has been shown through the course of this document, <text:s/>the prototype Constructs has succeeded in some areas and fallen in others. So to now address the big questions, has the prototype succeeded in meeting the criteria of the brief specified by Chunk. This document will hopeful demonstrate that Kangaroo Magic has indeed hit the criteria specified by the brief. It is deemed that its success was due to a strong team who worked well together and did not falter even through tough circumstances such as losing a team member. Through appropriate planning and hard work the team has managed to create something slightly unique. The final product would appear to be largely due to bond formed within the team and in the professional way they have handled themselves though out the development of Constructs. By far this prototype would be nothing without the team behind it.</text:p>
      <text:p text:style-name="Standard"/>
      <text:p text:style-name="Standard"><text:soft-page-break/>References</text:p>
      <text:p text:style-name="Standard"/>
      <text:p text:style-name="Standard">Amanita Design. 2011. Machinarium. [digital download].Ipad2. Amanita Designs, Daedalic Entertainment </text:p>
      <text:p text:style-name="Standard"/>
      <text:p text:style-name="Standard">Norman D. 1988. <text:span text:style-name="T1">The design of everyday things</text:span>. Doubleday Business </text:p>
      <text:p text:style-name="Standard"/>
      <text:p text:style-name="Standard">Chunk Brie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AG0960A<text:tab/>Task 6 – Critical Evaluation<text:tab/>0901264</text:p>
      </style:header>
      <style:footer>
        <text:p text:style-name="Footer"><text:tab/><text:tab/>pg<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Jones</meta:initial-creator>
    <meta:creation-date>2012-05-18T02:27:31.79</meta:creation-date>
    <dc:date>2012-05-18T07:59:09.40</dc:date>
    <dc:creator>Jonathan Jones</dc:creator>
    <meta:editing-duration>PT5H31M35S</meta:editing-duration>
    <meta:editing-cycles>6</meta:editing-cycles>
    <meta:generator>OpenOffice.org/3.3$Win32 OpenOffice.org_project/330m20$Build-9567</meta:generator>
    <meta:printed-by>Jonathan Jones</meta:printed-by>
    <meta:print-date>2012-05-18T07:26:57.82</meta:print-date>
    <meta:document-statistic meta:table-count="0" meta:image-count="0" meta:object-count="0" meta:page-count="3" meta:paragraph-count="16" meta:word-count="1397" meta:character-count="8060"/>
  </office:meta>
</office:document-meta>
</file>